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DocumentType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Type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erredDocumentTypeImpl.synchronizeChildr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DeferredDocumentTypeImpl.DeferredDocumentType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